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JetBrains Mono" svg:font-family="'JetBrains Mono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0be4c2" officeooo:paragraph-rsid="000be4c2"/>
    </style:style>
    <style:style style:name="P2" style:family="paragraph" style:parent-style-name="Standard">
      <style:paragraph-properties fo:text-align="justify" style:justify-single-word="false"/>
      <style:text-properties officeooo:rsid="000be4c2" officeooo:paragraph-rsid="000be4c2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be4c2" officeooo:paragraph-rsid="000be4c2"/>
    </style:style>
    <style:style style:name="P4" style:family="paragraph" style:parent-style-name="Standard">
      <style:paragraph-properties fo:text-align="start" style:justify-single-word="false"/>
      <style:text-properties style:font-name="Consolas" officeooo:rsid="000be4c2" officeooo:paragraph-rsid="000be4c2"/>
    </style:style>
    <style:style style:name="P5" style:family="paragraph" style:parent-style-name="Text_20_body">
      <style:text-properties style:font-name="Consolas"/>
    </style:style>
    <style:style style:name="P6" style:family="paragraph" style:parent-style-name="Text_20_body">
      <style:text-properties style:font-name="Consolas" officeooo:rsid="000d86e1" officeooo:paragraph-rsid="000d86e1"/>
    </style:style>
    <style:style style:name="T1" style:family="text">
      <style:text-properties officeooo:rsid="000d86e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ІП-11 Панченко Сергій Віталійович</text:p>
      <text:p text:style-name="P2"/>
      <text:p text:style-name="P2">Варіант 25 mod 15 = 10</text:p>
      <text:p text:style-name="P2"/>
      <text:h text:style-name="Heading_20_2" text:outline-level="2">Завдання</text:h>
      <text:p text:style-name="P2"/>
      <text:p text:style-name="P2"><text:tab/>Визначте вказанi функцiї в кожному з завдань: а) без застосування, б) з</text:p>
      <text:p text:style-name="P2">застосуванням вбудованих функцiй (визначених у модулi Prelude).</text:p>
      <text:p text:style-name="P2"/>
      <text:list xml:id="list3844763213" text:style-name="L1">
        <text:list-item>
          <text:p text:style-name="P3">Знайти передостаннiй елемент списку.</text:p>
        </text:list-item>
        <text:list-item>
          <text:p text:style-name="P3">Циклiчний правий зсув списку на n позицiй.</text:p>
        </text:list-item>
      </text:list>
      <text:p text:style-name="P2"/>
      <text:h text:style-name="Heading_20_2" text:outline-level="2">Код</text:h>
      <text:p text:style-name="P4">module Lib</text:p>
      <text:p text:style-name="P4"><text:s text:c="4"/>(</text:p>
      <text:p text:style-name="P4"><text:s text:c="6"/>oneTenA,</text:p>
      <text:p text:style-name="P4"><text:s text:c="6"/>oneTenB,</text:p>
      <text:p text:style-name="P4"><text:s text:c="6"/>twoTenA,</text:p>
      <text:p text:style-name="P4"><text:s text:c="6"/>twoTenB</text:p>
      <text:p text:style-name="P4"><text:s text:c="4"/>) where</text:p>
      <text:p text:style-name="P4"/>
      <text:p text:style-name="P4">import Data.List</text:p>
      <text:p text:style-name="P4"/>
      <text:p text:style-name="P4">oneTenA :: [a] -&gt; a</text:p>
      <text:p text:style-name="P4">oneTenA [] = error "empty list"</text:p>
      <text:p text:style-name="P4">oneTenA [_] = error "only one element"</text:p>
      <text:p text:style-name="P4">oneTenA [x, _] = x</text:p>
      <text:p text:style-name="P4">oneTenA (_:xs) = oneTenA xs</text:p>
      <text:p text:style-name="P4"/>
      <text:p text:style-name="P4">oneTenB :: [a] -&gt; a</text:p>
      <text:p text:style-name="P4">oneTenB xs = last (init xs)</text:p>
      <text:p text:style-name="P4"/>
      <text:p text:style-name="P4">myLast :: [a] -&gt; a</text:p>
      <text:p text:style-name="P4">myLast [] = error "empty list"</text:p>
      <text:p text:style-name="P4">myLast [x] = x</text:p>
      <text:p text:style-name="P4">myLast (_:xs) = myLast xs</text:p>
      <text:p text:style-name="P4"/>
      <text:p text:style-name="P4">myInit :: [a] -&gt; [a]</text:p>
      <text:p text:style-name="P4">myInit [] = error "empty list"</text:p>
      <text:p text:style-name="P4">myInit [_] = []</text:p>
      <text:p text:style-name="P4">myInit (x:xs) = x : myInit xs</text:p>
      <text:p text:style-name="P4"/>
      <text:p text:style-name="P4">twoTenA :: [a] -&gt; Int -&gt; [a]</text:p>
      <text:p text:style-name="P4">twoTenA l 0 = l</text:p>
      <text:p text:style-name="P4">twoTenA l n = twoTenA (myLast l : myInit l) (n - 1)</text:p>
      <text:p text:style-name="P4"/>
      <text:p text:style-name="P4">twoTenB :: [a] -&gt; Int -&gt; [a]</text:p>
      <text:p text:style-name="P4">twoTenB l 0 = l</text:p>
      <text:p text:style-name="P4">twoTenB l n = twoTenA (last l : init l) (n - 1)</text:p>
      <text:h text:style-name="Heading_20_2" text:outline-level="2"><text:soft-page-break/><text:span text:style-name="T1">Код т</text:span>ест<text:span text:style-name="T1">ів</text:span></text:h>
      <text:p text:style-name="P5">import Lib</text:p>
      <text:p text:style-name="P5"/>
      <text:p text:style-name="P5">import Test.HUnit</text:p>
      <text:p text:style-name="P5"/>
      <text:p text:style-name="P5">-- Функція тестування для першого завдання.</text:p>
      <text:p text:style-name="P5">-- Для зручності зробив вивід номера тестового варіанта, назву</text:p>
      <text:p text:style-name="P5">createOneTestCases :: (Eq a, Show a) =&gt; String -&gt; (t -&gt; a) -&gt; [(t, a)] -&gt; [Test]</text:p>
      <text:p text:style-name="P5">createOneTestCases baseName func testCases = [TestCase (assertEqual (baseName ++ " " ++ show i) (func x) y) | (i, (x, y)) &lt;- zip [0..] testCases]</text:p>
      <text:p text:style-name="P5"/>
      <text:p text:style-name="P5">-- Тестові варіанти для першого завдання. Перший елемент кортежу - аргумент,</text:p>
      <text:p text:style-name="P5">-- друге - очікуване значення тесту.</text:p>
      <text:p text:style-name="P5">oneTenCases :: [([Int], Int)]</text:p>
      <text:p text:style-name="P5">oneTenCases = [</text:p>
      <text:p text:style-name="P5"><text:s text:c="4"/>([1..2], 1),</text:p>
      <text:p text:style-name="P5"><text:s text:c="4"/>([1..3], 2),</text:p>
      <text:p text:style-name="P5"><text:s text:c="4"/>([1..4], 3)</text:p>
      <text:p text:style-name="P5"><text:s text:c="2"/>]</text:p>
      <text:p text:style-name="P5"/>
      <text:p text:style-name="P5">-- Створюємо тести для oneTestA</text:p>
      <text:p text:style-name="P5">oneTenATest :: [Test]</text:p>
      <text:p text:style-name="P5">oneTenATest = createOneTestCases "oneTenA" oneTenA oneTenCases</text:p>
      <text:p text:style-name="P5"/>
      <text:p text:style-name="P5">-- Створюємо тести для oneTestB</text:p>
      <text:p text:style-name="P5">oneTenBTest :: [Test]</text:p>
      <text:p text:style-name="P5">oneTenBTest = createOneTestCases "oneTenB" oneTenB oneTenCases</text:p>
      <text:p text:style-name="P5"/>
      <text:p text:style-name="P5">-- Тестові варіанти для другого завдання. Перший елемент кортежу -</text:p>
      <text:p text:style-name="P5">-- це кортеж аргументів, другий - очікуване значення тесту.</text:p>
      <text:p text:style-name="P5"><text:soft-page-break/>twoTenCases :: [(([Int], Int), [Int])]</text:p>
      <text:p text:style-name="P5">twoTenCases = [</text:p>
      <text:p text:style-name="P5"><text:s text:c="4"/>(([1, 2, 3, 4, 5], 0), [1, 2, 3, 4, 5]),</text:p>
      <text:p text:style-name="P5"><text:s text:c="4"/>(([1, 2, 3, 4, 5], 1), [5, 1, 2, 3, 4]),</text:p>
      <text:p text:style-name="P5"><text:s text:c="4"/>(([1, 2, 3, 4, 5], 2), [4, 5, 1, 2, 3]),</text:p>
      <text:p text:style-name="P5"><text:s text:c="4"/>(([1, 2, 3, 4, 5], 3), [3, 4, 5, 1, 2]),</text:p>
      <text:p text:style-name="P5"><text:s text:c="4"/>(([1, 2, 3, 4, 5], 4), [2, 3, 4, 5, 1]),</text:p>
      <text:p text:style-name="P5"><text:s text:c="4"/>(([1, 2, 3, 4, 5], 5), [1, 2, 3, 4, 5]),</text:p>
      <text:p text:style-name="P5"><text:s text:c="4"/>(([1, 2, 3, 4, 5], 6), [5, 1, 2, 3, 4]),</text:p>
      <text:p text:style-name="P5"><text:s text:c="4"/>(([1, 2, 3, 4, 5], 7), [4, 5, 1, 2, 3]),</text:p>
      <text:p text:style-name="P5"><text:s text:c="4"/>(([1, 2, 3, 4, 5], 8), [3, 4, 5, 1, 2]),</text:p>
      <text:p text:style-name="P5"><text:s text:c="4"/>(([1, 2, 3, 4, 5], 9), [2, 3, 4, 5, 1]),</text:p>
      <text:p text:style-name="P5"><text:s text:c="4"/>(([1, 2, 3, 4, 5], 10), [1, 2, 3, 4, 5])</text:p>
      <text:p text:style-name="P5"><text:s text:c="2"/>]</text:p>
      <text:p text:style-name="P5"/>
      <text:p text:style-name="P5">-- Функція тестування для другого завдання.</text:p>
      <text:p text:style-name="P5">createTwoTestCases :: (Eq a, Show a) =&gt; String -&gt; (c -&gt; b -&gt; a) -&gt; [((c, b), a)] -&gt; [Test]</text:p>
      <text:p text:style-name="P5">createTwoTestCases baseName func testCases = [TestCase (assertEqual (baseName ++ " " ++ show i) (func x y) z) | (i, ((x, y), z)) &lt;- zip [0..] testCases]</text:p>
      <text:p text:style-name="P5"/>
      <text:p text:style-name="P5">-- Створюємо тести для twoTenA</text:p>
      <text:p text:style-name="P5">twoTenATest :: [Test]</text:p>
      <text:p text:style-name="P5">twoTenATest = createTwoTestCases "twoTenA" twoTenA twoTenCases</text:p>
      <text:p text:style-name="P5"/>
      <text:p text:style-name="P5">-- Створюємо тести для twoTenB</text:p>
      <text:p text:style-name="P5">twoTenBTest :: [Test]</text:p>
      <text:p text:style-name="P5">twoTenBTest = createTwoTestCases "twoTenB" twoTenB twoTenCases</text:p>
      <text:p text:style-name="P5"/>
      <text:p text:style-name="P5">-- Створюємо тестовий список</text:p>
      <text:p text:style-name="P5">tests :: Test</text:p>
      <text:p text:style-name="P5"><text:soft-page-break/>tests = TestList (oneTenATest ++ oneTenBTest ++ twoTenATest ++ twoTenBTest)</text:p>
      <text:p text:style-name="P5"/>
      <text:p text:style-name="P5">-- Головна функція, виводить результати тестування.</text:p>
      <text:p text:style-name="P5">main :: IO ()</text:p>
      <text:p text:style-name="P5">main <text:s/>= do</text:p>
      <text:p text:style-name="P5"><text:s text:c="4"/>result &lt;- runTestTT tests</text:p>
      <text:p text:style-name="P5"><text:s text:c="4"/>print (if failures result &gt; 0 then "Failure" else "Success")</text:p>
      <text:p text:style-name="P5"/>
      <text:h text:style-name="Heading_20_2" text:outline-level="2">Результати тестування</text:h>
      <text:p text:style-name="Text_20_body"/>
      <text:p text:style-name="P5">usr/local/bin/stack test Lab1:test:Lab1-test --test-arguments --color</text:p>
      <text:p text:style-name="P5">Lab1-0.1.0.0: unregistering (local file changes:</text:p>
      <text:p text:style-name="P5">.stack-work/dist/x86_64-linux-tinfo6/ghc-9.6.3/build/autogen/Paths_Lab1.hs)</text:p>
      <text:p text:style-name="P5">Lab1&gt; build (lib + test)</text:p>
      <text:p text:style-name="P5">Preprocessing library for Lab1-0.1.0.0..</text:p>
      <text:p text:style-name="P5">Building library for Lab1-0.1.0.0..</text:p>
      <text:p text:style-name="P5">Preprocessing test suite 'Lab1-test' for Lab1-0.1.0.0..</text:p>
      <text:p text:style-name="P5">Building test suite 'Lab1-test' for Lab1-0.1.0.0..</text:p>
      <text:p text:style-name="P5">Lab1&gt; copy/register</text:p>
      <text:p text:style-name="P5">Installing library in /home/sideshowbobgot/university/FunctionalProgrammingHaskell/Labs/Lab1/.stack-work/install/x86_64-linux-tinfo6/bdcd8bafb08eb8fd3fc018c072ae11c880d48300c5c3f8101cdc772686b89541/9.6.3/lib/x86_64-linux-ghc-9.6.3/Lab1-0.1.0.0-9vFcbDig3lKeAsPymFTvQ</text:p>
      <text:p text:style-name="P5">Installing executable Lab1-exe in /home/sideshowbobgot/university/FunctionalProgrammingHaskell/Labs/Lab1/.stack-work/install/x86_64-linux-tinfo6/bdcd8bafb08eb8fd3fc018c072ae11c880d48300c5c3f8101cdc772686b89541/9.6.3/bin</text:p>
      <text:p text:style-name="P5">Registering library for Lab1-0.1.0.0..</text:p>
      <text:p text:style-name="P5">Lab1&gt; test (suite: Lab1-test, args: --color)</text:p>
      <text:p text:style-name="P5"><text:soft-page-break/></text:p>
      <text:p text:style-name="P5">Cases: 28 <text:s/>Tried: 28 <text:s/>Errors: 0 <text:s/>Failures: 0</text:p>
      <text:p text:style-name="P5"/>
      <text:p text:style-name="P5"/>
      <text:p text:style-name="P5"/>
      <text:p text:style-name="P5">Lab1&gt; Test suite Lab1-test passed</text:p>
      <text:p text:style-name="P5">Completed 2 action(s).</text:p>
      <text:p text:style-name="P5">"Success"</text:p>
      <text:p text:style-name="P5"/>
      <text:p text:style-name="P5">Process finished with exit code 0</text:p>
      <text:p text:style-name="P6"/>
      <text:p text:style-name="Text_20_body"/>
      <text:p text:style-name="P2"><text:tab/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JetBrains Mono" svg:font-family="'JetBrains Mono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21:51:00.007132529</meta:creation-date>
    <dc:date>2024-02-15T22:06:32.463076774</dc:date>
    <meta:editing-duration>PT15M3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" meta:paragraph-count="111" meta:word-count="667" meta:character-count="4328" meta:non-whitespace-character-count="3670"/>
  </office:meta>
</office:document-meta>
</file>